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28a402" officeooo:paragraph-rsid="002b5770"/>
    </style:style>
    <style:style style:name="P2" style:family="paragraph" style:parent-style-name="Standard">
      <style:paragraph-properties fo:text-align="start" style:justify-single-word="false"/>
      <style:text-properties officeooo:rsid="0028a402" officeooo:paragraph-rsid="0028a402"/>
    </style:style>
    <style:style style:name="P3" style:family="paragraph" style:parent-style-name="Standard">
      <style:paragraph-properties fo:text-align="center" style:justify-single-word="false"/>
      <style:text-properties officeooo:paragraph-rsid="00140a47"/>
    </style:style>
    <style:style style:name="P4" style:family="paragraph" style:parent-style-name="Standard">
      <style:paragraph-properties fo:text-align="center" style:justify-single-word="false"/>
      <style:text-properties officeooo:paragraph-rsid="00189c72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40a47" officeooo:paragraph-rsid="00140a47" style:font-weight-asian="bold" style:font-weight-complex="bold"/>
    </style:style>
    <style:style style:name="P6" style:family="paragraph" style:parent-style-name="Standard">
      <style:paragraph-properties fo:line-height="200%" fo:text-align="center" style:justify-single-word="false"/>
      <style:text-properties officeooo:paragraph-rsid="00140a47"/>
    </style:style>
    <style:style style:name="P7" style:family="paragraph" style:parent-style-name="Standard">
      <style:text-properties officeooo:paragraph-rsid="00140a47"/>
    </style:style>
    <style:style style:name="P8" style:family="paragraph" style:parent-style-name="Standard">
      <style:paragraph-properties fo:text-align="start" style:justify-single-word="false"/>
      <style:text-properties officeooo:paragraph-rsid="00192b05"/>
    </style:style>
    <style:style style:name="P9" style:family="paragraph" style:parent-style-name="Standard">
      <style:paragraph-properties fo:text-align="center" style:justify-single-word="false"/>
      <style:text-properties officeooo:rsid="00140a47" officeooo:paragraph-rsid="002b5770"/>
    </style:style>
    <style:style style:name="P10" style:family="paragraph" style:parent-style-name="Standard">
      <style:paragraph-properties fo:text-align="start" style:justify-single-word="false"/>
      <style:text-properties officeooo:rsid="00140a47" officeooo:paragraph-rsid="002b5770"/>
    </style:style>
    <style:style style:name="P11" style:family="paragraph" style:parent-style-name="Standard">
      <style:text-properties officeooo:paragraph-rsid="00189c72"/>
    </style:style>
    <style:style style:name="P12" style:family="paragraph" style:parent-style-name="Standard">
      <style:text-properties fo:font-style="italic" officeooo:rsid="002d266d" officeooo:paragraph-rsid="002d266d" style:font-style-asian="italic" style:font-style-complex="italic"/>
    </style:style>
    <style:style style:name="P13" style:family="paragraph" style:parent-style-name="Standard">
      <style:text-properties officeooo:paragraph-rsid="002d266d"/>
    </style:style>
    <style:style style:name="P14" style:family="paragraph" style:parent-style-name="Standard">
      <style:paragraph-properties fo:text-align="start" style:justify-single-word="false"/>
      <style:text-properties fo:font-style="normal" fo:font-weight="bold" officeooo:rsid="001c563a" officeooo:paragraph-rsid="002e24ce" style:font-style-asian="normal" style:font-weight-asian="bold" style:font-style-complex="normal" style:font-weight-complex="bold"/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 style:parent-style-name="Standard">
      <style:paragraph-properties fo:break-before="page"/>
      <style:text-properties officeooo:paragraph-rsid="002d266d"/>
    </style:style>
    <style:style style:name="P17" style:family="paragraph" style:parent-style-name="Text_20_body">
      <style:paragraph-properties fo:text-align="center" style:justify-single-word="false" fo:break-before="page"/>
    </style:style>
    <style:style style:name="P18" style:family="paragraph" style:parent-style-name="Text_20_body">
      <style:paragraph-properties fo:text-align="start" style:justify-single-word="false" fo:break-before="page"/>
      <style:text-properties fo:font-style="italic" fo:font-weight="normal" officeooo:rsid="002e24ce" officeooo:paragraph-rsid="002e24ce" style:font-style-asian="italic" style:font-weight-asian="normal" style:font-style-complex="italic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text-position="0% 100%" fo:font-style="italic" officeooo:rsid="00192b05" officeooo:paragraph-rsid="00192b05" style:font-style-asian="italic" style:font-style-complex="italic"/>
    </style:style>
    <style:style style:name="P20" style:family="paragraph" style:parent-style-name="Text_20_body">
      <style:paragraph-properties fo:text-align="start" style:justify-single-word="false"/>
      <style:text-properties style:text-position="0% 100%" fo:font-style="italic" fo:font-weight="normal" officeooo:rsid="001e7650" officeooo:paragraph-rsid="001e7650" style:font-style-asian="italic" style:font-weight-asian="normal" style:font-style-complex="italic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text-position="0% 100%" fo:font-style="normal" fo:font-weight="bold" officeooo:rsid="001a4d90" officeooo:paragraph-rsid="002d266d" style:font-style-asian="normal" style:font-weight-asian="bold" style:font-style-complex="normal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text-position="0% 100%" fo:font-style="normal" fo:font-weight="bold" officeooo:rsid="001a5705" officeooo:paragraph-rsid="001a5705" style:font-style-asian="normal" style:font-weight-asian="bold" style:font-style-complex="normal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text-position="0% 100%" fo:font-style="normal" fo:font-weight="bold" officeooo:rsid="001e7650" officeooo:paragraph-rsid="001e7650" style:font-style-asian="normal" style:font-weight-asian="bold" style:font-style-complex="normal" style:font-weight-complex="bold"/>
    </style:style>
    <style:style style:name="P24" style:family="paragraph" style:parent-style-name="Text_20_body">
      <style:paragraph-properties fo:text-align="center" style:justify-single-word="false"/>
      <style:text-properties style:text-position="0% 100%" fo:font-style="normal" fo:font-weight="normal" officeooo:rsid="001a5705" officeooo:paragraph-rsid="001a5705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text-position="0% 100%" fo:font-style="normal" fo:font-weight="normal" officeooo:rsid="001d7eba" officeooo:paragraph-rsid="001d7eba" style:font-style-asian="normal" style:font-weight-asian="normal" style:font-style-complex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text-position="0% 100%" fo:font-style="normal" fo:font-weight="normal" officeooo:rsid="001e7650" officeooo:paragraph-rsid="001e7650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text-position="0% 100%" fo:font-style="normal" fo:font-weight="normal" officeooo:rsid="001e7650" officeooo:paragraph-rsid="002e24ce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text-position="0% 100%" fo:font-style="normal" fo:font-weight="normal" officeooo:rsid="0022416f" officeooo:paragraph-rsid="002e24ce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text-position="0% 100%" fo:font-style="normal" officeooo:rsid="0012eb47" officeooo:paragraph-rsid="00271dcc" style:font-style-asian="normal" style:font-style-complex="normal"/>
    </style:style>
    <style:style style:name="P30" style:family="paragraph" style:parent-style-name="Text_20_body">
      <style:paragraph-properties fo:text-align="start" style:justify-single-word="false"/>
      <style:text-properties officeooo:paragraph-rsid="002d266d"/>
    </style:style>
    <style:style style:name="P31" style:family="paragraph" style:parent-style-name="Text_20_body">
      <style:paragraph-properties fo:text-align="start" style:justify-single-word="false"/>
      <style:text-properties officeooo:paragraph-rsid="002e24ce"/>
    </style:style>
    <style:style style:name="P32" style:family="paragraph" style:parent-style-name="Text_20_body">
      <style:paragraph-properties fo:text-align="start" style:justify-single-word="false"/>
      <style:text-properties fo:font-style="normal" fo:font-weight="normal" officeooo:rsid="001a5705" officeooo:paragraph-rsid="002d266d" style:font-style-asian="normal" style:font-weight-asian="normal" style:font-style-complex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style="normal" fo:font-weight="normal" officeooo:rsid="0016381a" officeooo:paragraph-rsid="002e24ce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style="normal" officeooo:rsid="001a5705" officeooo:paragraph-rsid="002d266d" style:font-style-asian="normal" style:font-style-complex="normal"/>
    </style:style>
    <style:style style:name="P35" style:family="paragraph" style:parent-style-name="Text_20_body">
      <style:paragraph-properties fo:text-align="center" style:justify-single-word="false"/>
      <style:text-properties fo:font-style="normal" fo:font-weight="bold" officeooo:rsid="001c563a" officeooo:paragraph-rsid="001c563a" style:font-style-asian="normal" style:font-weight-asian="bold" style:font-style-complex="normal" style:font-weight-complex="bold"/>
    </style:style>
    <style:style style:name="P36" style:family="paragraph" style:parent-style-name="Text_20_body">
      <style:paragraph-properties fo:text-align="center" style:justify-single-word="false"/>
    </style:style>
    <style:style style:name="P37" style:family="paragraph" style:parent-style-name="Text_20_body">
      <style:paragraph-properties fo:text-align="center" style:justify-single-word="false"/>
      <style:text-properties fo:font-weight="bold" officeooo:rsid="0027199f" officeooo:paragraph-rsid="0027199f" style:font-weight-asian="bold" style:font-weight-complex="bold"/>
    </style:style>
    <style:style style:name="P38" style:family="paragraph" style:parent-style-name="Text_20_body">
      <style:text-properties officeooo:rsid="0012eb47" officeooo:paragraph-rsid="00271dcc"/>
    </style:style>
    <style:style style:name="P39" style:family="paragraph" style:parent-style-name="Text_20_body">
      <style:paragraph-properties fo:text-align="start" style:justify-single-word="false"/>
      <style:text-properties officeooo:rsid="00192b05" officeooo:paragraph-rsid="002d266d"/>
    </style:style>
    <style:style style:name="P40" style:family="paragraph" style:parent-style-name="Text_20_body">
      <style:paragraph-properties fo:text-align="start" style:justify-single-word="false"/>
      <style:text-properties officeooo:rsid="002e24ce" officeooo:paragraph-rsid="002e24ce"/>
    </style:style>
    <style:style style:name="P41" style:family="paragraph" style:parent-style-name="Text_20_body">
      <style:paragraph-properties fo:text-align="start" style:justify-single-word="false"/>
      <style:text-properties style:text-position="0% 100%" fo:font-style="normal" officeooo:rsid="000dfad7" officeooo:paragraph-rsid="00192b05" style:font-style-asian="normal" style:font-style-complex="normal"/>
    </style:style>
    <style:style style:name="P42" style:family="paragraph" style:parent-style-name="Text_20_body">
      <style:paragraph-properties fo:text-align="start" style:justify-single-word="false"/>
      <style:text-properties style:text-position="0% 100%" fo:font-style="normal" officeooo:rsid="00192b05" officeooo:paragraph-rsid="002d266d" style:font-style-asian="normal" style:font-style-complex="normal"/>
    </style:style>
    <style:style style:name="P43" style:family="paragraph" style:parent-style-name="Text_20_body">
      <style:paragraph-properties fo:text-align="center" style:justify-single-word="false"/>
      <style:text-properties style:text-position="0% 100%" fo:font-style="normal" officeooo:rsid="001ebb51" officeooo:paragraph-rsid="001e7650" style:font-style-asian="normal" style:font-style-complex="normal"/>
    </style:style>
    <style:style style:name="P44" style:family="paragraph" style:parent-style-name="Text_20_body">
      <style:paragraph-properties fo:text-align="start" style:justify-single-word="false"/>
      <style:text-properties style:text-position="0% 100%" fo:font-style="normal" fo:font-weight="bold" officeooo:rsid="001a4d90" officeooo:paragraph-rsid="001e7650" style:font-style-asian="normal" style:font-weight-asian="bold" style:font-style-complex="normal" style:font-weight-complex="bold"/>
    </style:style>
    <style:style style:name="P45" style:family="paragraph" style:parent-style-name="Text_20_body">
      <style:paragraph-properties fo:text-align="start" style:justify-single-word="false"/>
      <style:text-properties style:text-position="0% 100%" fo:font-style="normal" fo:font-weight="bold" officeooo:rsid="001a5705" officeooo:paragraph-rsid="001a5705" style:font-style-asian="normal" style:font-weight-asian="bold" style:font-style-complex="normal" style:font-weight-complex="bold"/>
    </style:style>
    <style:style style:name="P46" style:family="paragraph" style:parent-style-name="Text_20_body">
      <style:paragraph-properties fo:text-align="center" style:justify-single-word="false"/>
      <style:text-properties style:text-position="0% 100%" fo:font-style="normal" fo:font-weight="bold" officeooo:rsid="001c563a" officeooo:paragraph-rsid="001c563a" style:font-style-asian="normal" style:font-weight-asian="bold" style:font-style-complex="normal" style:font-weight-complex="bold"/>
    </style:style>
    <style:style style:name="P47" style:family="paragraph" style:parent-style-name="Text_20_body">
      <style:paragraph-properties fo:text-align="center" style:justify-single-word="false"/>
      <style:text-properties style:text-position="0% 100%" fo:font-style="normal" fo:font-weight="bold" officeooo:rsid="00192b05" officeooo:paragraph-rsid="0027199f" style:font-style-asian="normal" style:font-weight-asian="bold" style:font-style-complex="normal" style:font-weight-complex="bold"/>
    </style:style>
    <style:style style:name="P48" style:family="paragraph" style:parent-style-name="Text_20_body">
      <style:paragraph-properties fo:text-align="center" style:justify-single-word="false"/>
      <style:text-properties style:text-position="0% 100%" fo:font-style="normal" fo:font-weight="bold" officeooo:rsid="00192b05" officeooo:paragraph-rsid="00192b05" style:font-style-asian="normal" style:font-weight-asian="bold" style:font-style-complex="normal" style:font-weight-complex="bold"/>
    </style:style>
    <style:style style:name="P49" style:family="paragraph" style:parent-style-name="Text_20_body">
      <style:paragraph-properties fo:text-align="start" style:justify-single-word="false"/>
      <style:text-properties style:text-position="0% 100%" fo:font-style="italic" officeooo:rsid="00192b05" officeooo:paragraph-rsid="00192b05" style:font-style-asian="italic" style:font-style-complex="italic"/>
    </style:style>
    <style:style style:name="P50" style:family="paragraph" style:parent-style-name="Text_20_body">
      <style:paragraph-properties fo:text-align="start" style:justify-single-word="false"/>
      <style:text-properties style:text-position="0% 100%" fo:font-style="italic" fo:font-weight="normal" officeooo:rsid="001a7e16" officeooo:paragraph-rsid="002d266d" style:font-style-asian="italic" style:font-weight-asian="normal" style:font-style-complex="italic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text-position="0% 100%" fo:font-style="italic" fo:font-weight="normal" officeooo:rsid="002e24ce" officeooo:paragraph-rsid="002e24ce" style:font-style-asian="italic" style:font-weight-asian="normal" style:font-style-complex="italic" style:font-weight-complex="normal"/>
    </style:style>
    <style:style style:name="P52" style:family="paragraph" style:parent-style-name="Text_20_body">
      <style:text-properties fo:font-style="italic" officeooo:rsid="002e24ce" officeooo:paragraph-rsid="00271dcc" style:font-style-asian="italic" style:font-style-complex="italic"/>
    </style:style>
    <style:style style:name="P53" style:family="paragraph" style:parent-style-name="Text_20_body">
      <style:paragraph-properties fo:text-align="start" style:justify-single-word="false"/>
      <style:text-properties officeooo:paragraph-rsid="0033361e"/>
    </style:style>
    <style:style style:name="P54" style:family="paragraph" style:parent-style-name="Text_20_body">
      <style:paragraph-properties fo:text-align="center" style:justify-single-word="false" fo:break-before="page"/>
      <style:text-properties style:text-position="0% 100%" fo:font-style="normal" fo:font-weight="bold" officeooo:rsid="0022416f" officeooo:paragraph-rsid="0022416f" style:font-style-asian="normal" style:font-weight-asian="bold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tyle="italic" officeooo:rsid="002d266d" officeooo:paragraph-rsid="002b5770" style:font-style-asian="italic" style:font-style-complex="italic"/>
    </style:style>
    <style:style style:name="P56" style:family="paragraph" style:parent-style-name="Standard">
      <style:text-properties fo:font-style="italic" officeooo:rsid="002d266d" officeooo:paragraph-rsid="002d266d" style:font-style-asian="italic" style:font-style-complex="italic"/>
    </style:style>
    <style:style style:name="T1" style:family="text">
      <style:text-properties officeooo:rsid="002b5770"/>
    </style:style>
    <style:style style:name="T2" style:family="text">
      <style:text-properties fo:color="#00000a" style:text-underline-style="none" officeooo:rsid="00189c72"/>
    </style:style>
    <style:style style:name="T3" style:family="text">
      <style:text-properties fo:color="#00000a" style:text-underline-style="none" fo:font-weight="bold" officeooo:rsid="00189c72" style:font-weight-asian="bold" style:font-weight-complex="bold"/>
    </style:style>
    <style:style style:name="T4" style:family="text">
      <style:text-properties fo:color="#00000a" style:text-underline-style="none" fo:font-weight="bold" officeooo:rsid="00192b05" style:font-weight-asian="bold" style:font-weight-complex="bold"/>
    </style:style>
    <style:style style:name="T5" style:family="text">
      <style:text-properties fo:color="#00000a" style:text-underline-style="none" fo:font-weight="normal" officeooo:rsid="00192b05" style:font-weight-asian="normal" style:font-weight-complex="normal"/>
    </style:style>
    <style:style style:name="T6" style:family="text">
      <style:text-properties fo:color="#00000a" style:text-underline-style="none" officeooo:rsid="002d266d"/>
    </style:style>
    <style:style style:name="T7" style:family="text">
      <style:text-properties fo:color="#00000a" style:text-underline-style="none" officeooo:rsid="002e24ce"/>
    </style:style>
    <style:style style:name="T8" style:family="text">
      <style:text-properties fo:color="#00000a" fo:font-style="italic" style:text-underline-style="none" officeooo:rsid="002d266d" style:font-style-asian="italic" style:font-style-complex="italic"/>
    </style:style>
    <style:style style:name="T9" style:family="text">
      <style:text-properties fo:color="#00000a" fo:font-style="italic" style:text-underline-style="none" officeooo:rsid="0033361e" style:font-style-asian="italic" style:font-style-complex="italic"/>
    </style:style>
    <style:style style:name="T10" style:family="text">
      <style:text-properties fo:color="#00000a" fo:font-style="italic" style:text-underline-style="none" fo:font-weight="normal" officeooo:rsid="00192b05" style:font-style-asian="italic" style:font-weight-asian="normal" style:font-style-complex="italic" style:font-weight-complex="normal"/>
    </style:style>
    <style:style style:name="T11" style:family="text">
      <style:text-properties fo:color="#00000a" fo:font-style="italic" style:text-underline-style="none" fo:font-weight="normal" officeooo:rsid="002d266d" style:font-style-asian="italic" style:font-weight-asian="normal" style:font-style-complex="italic" style:font-weight-complex="normal"/>
    </style:style>
    <style:style style:name="T12" style:family="text">
      <style:text-properties fo:color="#00000a" fo:font-style="normal" style:text-underline-style="none" fo:font-weight="normal" officeooo:rsid="002d266d" style:font-style-asian="normal" style:font-weight-asian="normal" style:font-style-complex="normal" style:font-weight-complex="normal"/>
    </style:style>
    <style:style style:name="T13" style:family="text">
      <style:text-properties fo:color="#00000a" style:text-position="0% 100%" fo:font-style="normal" style:text-underline-style="none" fo:font-weight="normal" officeooo:rsid="002d266d" style:font-style-asian="normal" style:font-weight-asian="normal" style:font-style-complex="normal" style:font-weight-complex="normal"/>
    </style:style>
    <style:style style:name="T14" style:family="text">
      <style:text-properties fo:color="#00000a" style:text-position="0% 100%" fo:font-style="italic" style:text-underline-style="none" fo:font-weight="normal" officeooo:rsid="002d266d" style:font-style-asian="italic" style:font-weight-asian="normal" style:font-style-complex="italic" style:font-weight-complex="normal"/>
    </style:style>
    <style:style style:name="T15" style:family="text">
      <style:text-properties fo:color="#00000a" style:text-position="0% 100%" fo:font-style="italic" style:text-underline-style="none" fo:font-weight="normal" officeooo:rsid="002e24ce" style:font-style-asian="italic" style:font-weight-asian="normal" style:font-style-complex="italic" style:font-weight-complex="normal"/>
    </style:style>
    <style:style style:name="T16" style:family="text">
      <style:text-properties fo:color="#00000a" style:text-position="0% 100%" style:text-underline-style="none" officeooo:rsid="002d266d"/>
    </style:style>
    <style:style style:name="T17" style:family="text">
      <style:text-properties fo:color="#00000a" style:text-position="0% 100%" style:text-underline-style="none" officeooo:rsid="002e24ce"/>
    </style:style>
    <style:style style:name="T18" style:family="text">
      <style:text-properties fo:font-style="italic" officeooo:rsid="002b5770" style:font-style-asian="italic" style:font-style-complex="italic"/>
    </style:style>
    <style:style style:name="T19" style:family="text">
      <style:text-properties fo:font-style="italic" officeooo:rsid="002d266d" style:font-style-asian="italic" style:font-style-complex="italic"/>
    </style:style>
    <style:style style:name="T20" style:family="text">
      <style:text-properties fo:font-style="italic" officeooo:rsid="002e24ce" style:font-style-asian="italic" style:font-style-complex="italic"/>
    </style:style>
    <style:style style:name="T21" style:family="text">
      <style:text-properties fo:font-style="italic" fo:font-weight="bold" officeooo:rsid="002d266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e24ce" style:font-style-asian="italic" style:font-weight-asian="bold" style:font-style-complex="italic" style:font-weight-complex="bold"/>
    </style:style>
    <style:style style:name="T23" style:family="text">
      <style:text-properties fo:font-style="italic" fo:font-weight="normal" officeooo:rsid="002d266d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2e24ce" style:font-style-asian="italic" style:font-weight-asian="normal" style:font-style-complex="italic" style:font-weight-complex="normal"/>
    </style:style>
    <style:style style:name="T25" style:family="text">
      <style:text-properties style:text-position="0% 100%"/>
    </style:style>
    <style:style style:name="T26" style:family="text">
      <style:text-properties style:text-position="0% 100%" fo:font-style="italic" style:font-style-asian="italic" style:font-style-complex="italic"/>
    </style:style>
    <style:style style:name="T27" style:family="text">
      <style:text-properties style:text-position="0% 100%" fo:font-style="italic" officeooo:rsid="002d266d" style:font-style-asian="italic" style:font-style-complex="italic"/>
    </style:style>
    <style:style style:name="T28" style:family="text">
      <style:text-properties style:text-position="0% 100%" fo:font-style="italic" officeooo:rsid="00112102" style:font-style-asian="italic" style:font-style-complex="italic"/>
    </style:style>
    <style:style style:name="T29" style:family="text">
      <style:text-properties style:text-position="0% 100%" fo:font-style="italic" officeooo:rsid="002e24ce" style:font-style-asian="italic" style:font-style-complex="italic"/>
    </style:style>
    <style:style style:name="T30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style:text-position="0% 100%" fo:font-style="italic" fo:font-weight="normal" officeooo:rsid="002d266d" style:font-style-asian="italic" style:font-weight-asian="normal" style:font-style-complex="italic" style:font-weight-complex="normal"/>
    </style:style>
    <style:style style:name="T32" style:family="text">
      <style:text-properties style:text-position="0% 100%" fo:font-style="italic" fo:font-weight="normal" officeooo:rsid="002e24ce" style:font-style-asian="italic" style:font-weight-asian="normal" style:font-style-complex="italic" style:font-weight-complex="normal"/>
    </style:style>
    <style:style style:name="T33" style:family="text">
      <style:text-properties style:text-position="0% 100%" fo:font-style="italic" fo:font-weight="normal" officeooo:rsid="0033361e" style:font-style-asian="italic" style:font-weight-asian="normal" style:font-style-complex="italic" style:font-weight-complex="normal"/>
    </style:style>
    <style:style style:name="T34" style:family="text">
      <style:text-properties style:text-position="0% 100%" fo:font-style="normal" style:font-style-asian="normal" style:font-style-complex="normal"/>
    </style:style>
    <style:style style:name="T35" style:family="text">
      <style:text-properties style:text-position="0% 100%" fo:font-style="normal" officeooo:rsid="000b17e4" style:font-style-asian="normal" style:font-style-complex="normal"/>
    </style:style>
    <style:style style:name="T36" style:family="text">
      <style:text-properties style:text-position="0% 100%" fo:font-style="normal" officeooo:rsid="00112102" style:font-style-asian="normal" style:font-style-complex="normal"/>
    </style:style>
    <style:style style:name="T37" style:family="text">
      <style:text-properties style:text-position="0% 100%" fo:font-style="normal" fo:font-weight="normal" officeooo:rsid="0022416f" style:font-style-asian="normal" style:font-weight-asian="normal" style:font-style-complex="normal" style:font-weight-complex="normal"/>
    </style:style>
    <style:style style:name="T38" style:family="text">
      <style:text-properties style:text-position="0% 100%" fo:font-style="normal" fo:font-weight="normal" officeooo:rsid="001e7650" style:font-style-asian="normal" style:font-weight-asian="normal" style:font-style-complex="normal" style:font-weight-complex="normal"/>
    </style:style>
    <style:style style:name="T39" style:family="text">
      <style:text-properties style:text-position="0% 100%" officeooo:rsid="00192b05"/>
    </style:style>
    <style:style style:name="T40" style:family="text">
      <style:text-properties style:text-position="0% 100%" officeooo:rsid="001a7e16"/>
    </style:style>
    <style:style style:name="T41" style:family="text">
      <style:text-properties style:text-position="0% 100%" fo:font-weight="normal" style:font-weight-asian="normal" style:font-weight-complex="normal"/>
    </style:style>
    <style:style style:name="T42" style:family="text">
      <style:text-properties fo:font-weight="bold" officeooo:rsid="0033361e" style:font-weight-asian="bold" style:font-weight-complex="bold"/>
    </style:style>
    <style:style style:name="T43" style:family="text">
      <style:text-properties officeooo:rsid="002d266d"/>
    </style:style>
    <style:style style:name="T44" style:family="text">
      <style:text-properties officeooo:rsid="003336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R<text:span text:style-name="T1">eport title</text:span></text:p>
      <text:p text:style-name="P9"/>
      <text:p text:style-name="P10"><text:tab/><text:span text:style-name="T18">The only things that should appear on this page are your report title and your StudentID. <text:s/>Every page of your report must have the following margins: <text:s/>Left: 1cm. Right: 4cm. Top: 2.5cm (excluding StudentID). Bottom: 2.5cm (excluding page number). </text:span><text:span text:style-name="T19">Every page of your report must be double-spaced (</text:span><text:span text:style-name="T21">not</text:span><text:span text:style-name="T23"> 1.5 spaced etc.) </text:span><text:span text:style-name="T19">, and use a standard 12-point font </text:span><text:span text:style-name="T20">(e.g. Times, Helvetica, </text:span><text:span text:style-name="T22">not</text:span><text:span text:style-name="T24"> Comic Sans, narrow, italic or bold fonts, etc)</text:span><text:span text:style-name="T19">. </text:span><text:span text:style-name="T18">This template document has the correct margins, </text:span><text:span text:style-name="T19">is double-spaced, and uses a 12 point foint</text:span></text:p>
      <text:p text:style-name="P55"/>
      <text:p text:style-name="P2"/>
      <text:p text:style-name="P3"/>
      <text:p text:style-name="P6"/>
      <text:p text:style-name="P17"/>
      <text:p text:style-name="P36">ABSTRACT</text:p>
      <text:p text:style-name="P5"/>
      <text:p text:style-name="P12">Insert your abstract here. It must be a single paragraph of not more than 250 words. It must have its own page.</text:p>
      <text:p text:style-name="P7"/>
      <text:p text:style-name="P16"><text:tab/><text:span text:style-name="T19">Insert your introduction here. </text:span><text:span text:style-name="T20">It does not have a section heading (i.e. you do not write “Introduction”). </text:span><text:span text:style-name="T19">It must </text:span><text:span text:style-name="T20">start on its own page, and it must </text:span><text:span text:style-name="T19">not exceed two pages </text:span><text:span text:style-name="T20">in length.</text:span><text:span text:style-name="T19"> It must end with a page break. The following structure often works well:</text:span></text:p>
      <text:p text:style-name="P12"/>
      <text:p text:style-name="P12">- Big picture overview (1 paragraph)</text:p>
      <text:p text:style-name="P12">- Introduction to specific research area (1-2 paragraphs)</text:p>
      <text:p text:style-name="P12">- Rationale for current experiments (1 pargraph)</text:p>
      <text:p text:style-name="P13"/>
      <text:p text:style-name="P13"><text:span text:style-name="Internet_20_link"><text:span text:style-name="T2"/></text:span></text:p>
      <text:p text:style-name="P16"><text:span text:style-name="Internet_20_link"><text:span text:style-name="T2"/></text:span></text:p>
      <text:p text:style-name="P16"><text:span text:style-name="Internet_20_link"><text:span text:style-name="T8"><text:tab/>Provide </text:span></text:span><text:span text:style-name="Internet_20_link"><text:span text:style-name="T9">a </text:span></text:span><text:span text:style-name="Internet_20_link"><text:span text:style-name="T8">Method, Results, and Discussion section for </text:span></text:span><text:span text:style-name="Internet_20_link"><text:span text:style-name="T9">the experiment you have run, followed by a Method section for the second experiment you have planned. </text:span></text:span></text:p>
      <text:p text:style-name="P13"><text:span text:style-name="Internet_20_link"><text:span text:style-name="T8"><text:tab/>There are no page limits for these sections, but you are expected to be clear and concise in your writing. Needlessly long writing will attract lower marks.</text:span></text:span></text:p>
      <text:p text:style-name="P13"><text:span text:style-name="Internet_20_link"><text:span text:style-name="T8"><text:tab/>These sections must be written in the past tense.</text:span></text:span></text:p>
      <text:p text:style-name="P11"><text:span text:style-name="Internet_20_link"><text:span text:style-name="T2"/></text:span></text:p>
      <text:p text:style-name="P4"><text:span text:style-name="Internet_20_link"><text:span text:style-name="T3">Experiment 1</text:span></text:span></text:p>
      <text:p text:style-name="P4"><text:span text:style-name="Internet_20_link"><text:span text:style-name="T5"/></text:span></text:p>
      <text:p text:style-name="P8"><text:span text:style-name="Internet_20_link"><text:span text:style-name="T5"><text:tab/></text:span></text:span><text:span text:style-name="Internet_20_link"><text:span text:style-name="T11">Where it would be useful to do so, include a 1-2 sentence introduction of the first experiment.</text:span></text:span></text:p>
      <text:p text:style-name="P8"><text:span text:style-name="Internet_20_link"><text:span text:style-name="T4"/></text:span></text:p>
      <text:p text:style-name="P8"><text:span text:style-name="Internet_20_link"><text:span text:style-name="T4">Method</text:span></text:span></text:p>
      <text:p text:style-name="P8"><text:span text:style-name="Internet_20_link"><text:span text:style-name="T10"/></text:span></text:p>
      <text:p text:style-name="P8"><text:span text:style-name="Internet_20_link"><text:span text:style-name="T10">Participants</text:span></text:span></text:p>
      <text:p text:style-name="P8"><text:span text:style-name="Internet_20_link"><text:span text:style-name="T10"><text:tab/></text:span></text:span><text:span text:style-name="Internet_20_link"><text:span text:style-name="T12">You can adapt this information from your protocol. </text:span></text:span></text:p>
      <text:p text:style-name="P41"/>
      <text:p text:style-name="P19">Apparatus and materials</text:p>
      <text:p text:style-name="P30"><text:span text:style-name="T35"><text:tab/></text:span><text:span text:style-name="Internet_20_link"><text:span text:style-name="T13">You can adapt this information from your protocol. </text:span></text:span></text:p>
      <text:p text:style-name="P42"/>
      <text:p text:style-name="P19">Procedure</text:p>
      <text:p text:style-name="P39"><text:span text:style-name="T26"><text:tab/></text:span><text:span text:style-name="Internet_20_link"><text:span text:style-name="T13">You can adapt this information from your protocol. </text:span></text:span></text:p>
      <text:p text:style-name="P44">Results</text:p>
      <text:p text:style-name="P34"><text:soft-page-break/><text:span text:style-name="T41"><text:tab/></text:span><text:span text:style-name="T31">Write an account of your results. You can adapt this from your presentation, but you must use connected prose, not note or bullet-point formats. Include a figure. The figure must be numbered and captioned, and must be referred to in the text (see Figure 1).</text:span></text:p>
      <text:p text:style-name="P21"/>
      <text:p text:style-name="P24">Figure 1. <text:span text:style-name="T43">Caption.</text:span></text:p>
      <text:p text:style-name="P22"/>
      <text:p text:style-name="P22">Discussion</text:p>
      <text:p text:style-name="P32"><text:span text:style-name="T25"><text:tab/></text:span><text:span text:style-name="T27">Write a brief (usually one-pargraph) discussion of your results, and lead into Experiment 2.</text:span></text:p>
      <text:p text:style-name="P50"/>
      <text:p text:style-name="P35"><text:span text:style-name="T40">E</text:span><text:span text:style-name="T25">xperiment 2</text:span></text:p>
      <text:p text:style-name="P46"/>
      <text:p text:style-name="P14"><text:span text:style-name="Internet_20_link"><text:span text:style-name="T14">Where it would be useful to do so, include a 1-2 sentence introduction </text:span></text:span><text:span text:style-name="Internet_20_link"><text:span text:style-name="T15">to </text:span></text:span><text:span text:style-name="Internet_20_link"><text:span text:style-name="T14">the </text:span></text:span><text:span text:style-name="Internet_20_link"><text:span text:style-name="T15">second</text:span></text:span><text:span text:style-name="Internet_20_link"><text:span text:style-name="T14"> experiment.</text:span></text:span></text:p>
      <text:p text:style-name="P25"/>
      <text:p text:style-name="P23">Method</text:p>
      <text:p text:style-name="P20"/>
      <text:p text:style-name="P20">Participants, apparatus, and materials</text:p>
      <text:p text:style-name="P27"><text:tab/><text:span text:style-name="Internet_20_link"><text:span text:style-name="T6">You can adapt this information from your </text:span></text:span><text:span text:style-name="Internet_20_link"><text:span text:style-name="T7">revised </text:span></text:span><text:span text:style-name="Internet_20_link"><text:span text:style-name="T6">protocol. </text:span></text:span></text:p>
      <text:p text:style-name="P26"/>
      <text:p text:style-name="P20"><text:soft-page-break/>Procedure</text:p>
      <text:p text:style-name="P33"><text:span text:style-name="T25"><text:tab/></text:span><text:span text:style-name="Internet_20_link"><text:span text:style-name="T16">You can adapt this information from your </text:span></text:span><text:span text:style-name="Internet_20_link"><text:span text:style-name="T17">revised </text:span></text:span><text:span text:style-name="Internet_20_link"><text:span text:style-name="T16">protocol. </text:span></text:span></text:p>
      <text:p text:style-name="P23"/>
      <text:p text:style-name="P23">Results <text:span text:style-name="T44">and Discussion</text:span></text:p>
      <text:p text:style-name="P53"><text:span text:style-name="T38"><text:tab/></text:span><text:span text:style-name="T33">Insert the following phrase: “The planned experiment was not run, due to coronavirus”. </text:span></text:p>
      <text:p text:style-name="P43"><text:span text:style-name="T23"/></text:p>
      <text:p text:style-name="P54">General Discussion</text:p>
      <text:p text:style-name="P31"><text:span text:style-name="T37"><text:tab/></text:span><text:span text:style-name="T32">Discuss your work here. This section must start on a fresh page, and must not exceed two pages. It must use the past tense.</text:span></text:p>
      <text:p text:style-name="P51"><text:tab/>The following format often works well:</text:p>
      <text:p text:style-name="P51">- Summary of findings <text:span text:style-name="T44">of Experiment 1</text:span> (1 paragraph)</text:p>
      <text:p text:style-name="P51">- Interpretation of findings <text:span text:style-name="T44">of Experiment 1</text:span>, and relation to previous literature (1-2 paragraphs)</text:p>
      <text:p text:style-name="P51">- Limitations of your work, and possible extensions of your work (1-2 paragraphs). <text:span text:style-name="T44">In writing this section, you can of course mention not running Experiment 2 as a limitation. However, you should also go beyond that obvious limitation – for example, consider what limitations might remain even if your Experiment 2 turned out as expected, and write about those.</text:span></text:p>
      <text:p text:style-name="P40"><text:span text:style-name="T37">- </text:span><text:span text:style-name="T30">Conclusion (1 paragraph)</text:span></text:p>
      <text:p text:style-name="P28"/>
      <text:p text:style-name="P18"><text:span text:style-name="T25">The rest of your report must start on a new page. </text:span><text:span text:style-name="T39">T</text:span><text:span text:style-name="T25">here is no page limit for the remaining sections of the report, and no need to use page breaks between these subsequent sections.</text:span></text:p>
      <text:p text:style-name="P47">Ethical statement</text:p>
      <text:p text:style-name="P31"><text:span text:style-name="T28">T</text:span><text:span text:style-name="T29">his can be adapted from your protocol and revised protocol. Use the past tense.</text:span></text:p>
      <text:p text:style-name="P37"><text:span text:style-name="T36">R</text:span><text:span text:style-name="T34">eferences</text:span></text:p>
      <text:p text:style-name="P51">Provide APA-formatted references for everything you cite in your report – and only for those things you cite in your report. </text:p>
      <text:p text:style-name="P48">Appendix</text:p>
      <text:p text:style-name="P52">If your protocol or revised protocol included an appendix, also include it here. </text:p>
      <text:p text:style-name="P38"/>
      <text:p text:style-name="P38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1" draw:display-name="Dashed (var)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2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officeooo:rsid="0028a402" officeooo:paragraph-rsid="002b5770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b5770"/>
    </style:style>
    <style:page-layout style:name="Mpm1">
      <style:page-layout-properties fo:page-width="21.001cm" fo:page-height="29.7cm" style:num-format="1" style:print-orientation="portrait" fo:margin-top="2.499cm" fo:margin-bottom="2.499cm" fo:margin-left="1cm" fo:margin-right="4.0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<text:span text:style-name="MT1">nsert your StudentID here</text:span></text:p>
      </style:header>
      <style:footer>
        <text:p text:style-name="MP2"><text:page-number text:select-page="current">9</text:page-number></text:p>
      </style:footer>
    </style:master-page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Wills</meta:initial-creator>
    <meta:creation-date>2019-12-09T16:13:58.314910752</meta:creation-date>
    <meta:generator>LibreOffice/6.0.7.3$Linux_X86_64 LibreOffice_project/00m0$Build-3</meta:generator>
    <dc:date>2020-03-18T11:17:50.334499003</dc:date>
    <dc:creator>Andy Wills</dc:creator>
    <meta:editing-duration>PT1H41M34S</meta:editing-duration>
    <meta:editing-cycles>20</meta:editing-cycles>
    <meta:document-statistic meta:table-count="0" meta:image-count="0" meta:object-count="0" meta:page-count="9" meta:paragraph-count="50" meta:word-count="617" meta:character-count="3746" meta:non-whitespace-character-count="3150"/>
  </office:meta>
</office:document-meta>
</file>